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3.35cm"/>
    </style:style>
    <style:style style:name="co21" style:family="table-column">
      <style:table-column-properties fo:break-before="auto" style:column-width="3.731cm"/>
    </style:style>
    <style:style style:name="co22" style:family="table-column">
      <style:table-column-properties fo:break-before="auto" style:column-width="3.866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3.893cm"/>
    </style:style>
    <style:style style:name="co25" style:family="table-column">
      <style:table-column-properties fo:break-before="auto" style:column-width="4.057cm"/>
    </style:style>
    <style:style style:name="co26" style:family="table-column">
      <style:table-column-properties fo:break-before="auto" style:column-width="3.921cm"/>
    </style:style>
    <style:style style:name="co27" style:family="table-column">
      <style:table-column-properties fo:break-before="auto" style:column-width="3.757cm"/>
    </style:style>
    <style:style style:name="co28" style:family="table-column">
      <style:table-column-properties fo:break-before="auto" style:column-width="3.812cm"/>
    </style:style>
    <style:style style:name="co29" style:family="table-column">
      <style:table-column-properties fo:break-before="auto" style:column-width="2.912cm"/>
    </style:style>
    <style:style style:name="co30" style:family="table-column">
      <style:table-column-properties fo:break-before="auto" style:column-width="2.722cm"/>
    </style:style>
    <style:style style:name="co31" style:family="table-column">
      <style:table-column-properties fo:break-before="auto" style:column-width="5.228cm"/>
    </style:style>
    <style:style style:name="co32" style:family="table-column">
      <style:table-column-properties fo:break-before="auto" style:column-width="3.676cm"/>
    </style:style>
    <style:style style:name="co33" style:family="table-column">
      <style:table-column-properties fo:break-before="auto" style:column-width="4.302cm"/>
    </style:style>
    <style:style style:name="co34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842cm" fo:break-before="auto" style:use-optimal-row-height="true"/>
    </style:style>
    <style:style style:name="ro10" style:family="table-row">
      <style:table-row-properties style:row-height="1.342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709cm" fo:break-before="auto" style:use-optimal-row-height="false"/>
    </style:style>
    <style:style style:name="ro13" style:family="table-row">
      <style:table-row-properties style:row-height="0.684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6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41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36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150" style:family="table-cell" style:parent-style-name="Default">
      <style:table-cell-properties fo:background-color="#ffffff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number-columns-repeated="999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81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0" table:default-cell-style-name="ce92"/>
        <table:table-column table:style-name="co21" table:default-cell-style-name="ce103"/>
        <table:table-column table:style-name="co22" table:default-cell-style-name="ce109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number-columns-repeated="12" table:default-cell-style-name="Default"/>
        <table:table-row table:style-name="ro1">
          <table:table-cell table:style-name="ce96" office:value-type="string" calcext:value-type="string" table:number-columns-spanned="3" table:number-rows-spanned="1">
            <text:p>offensif</text:p>
          </table:table-cell>
          <table:covered-table-cell table:number-columns-repeated="2" table:style-name="ce96"/>
          <table:table-cell table:style-name="ce96" office:value-type="string" calcext:value-type="string" table:number-columns-spanned="2" table:number-rows-spanned="1">
            <text:p>defensif</text:p>
          </table:table-cell>
          <table:covered-table-cell table:style-name="ce96"/>
          <table:table-cell table:style-name="ce96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96"/>
          <table:table-cell table:style-name="ce96" office:value-type="string" calcext:value-type="string" table:number-columns-spanned="9" table:number-rows-spanned="1">
            <text:p>autres</text:p>
          </table:table-cell>
          <table:covered-table-cell table:number-columns-repeated="8" table:style-name="ce96"/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office:value-type="string" calcext:value-type="string">
            <text:p>bonus</text:p>
          </table:table-cell>
          <table:table-cell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7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6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8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96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96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8">
          <table:table-cell office:value-type="string" calcext:value-type="string">
            <text:p>branche</text:p>
          </table:table-cell>
          <table:table-cell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effet</text:p>
          </table:table-cell>
          <table:table-cell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1">
          <table:table-cell office:value-type="string" calcext:value-type="string">
            <text:p>cout 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ultiplicateur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96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9">
          <table:table-cell office:value-type="string" calcext:value-type="string">
            <text:p>type</text:p>
          </table:table-cell>
          <table:table-cell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novice</text:p>
          </table:table-cell>
          <table:table-cell table:number-columns-repeated="2"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expert</text:p>
          </table:table-cell>
          <table:table-cell table:number-columns-repeated="2"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">
          <table:table-cell table:style-name="ce93" table:number-columns-repeated="26"/>
          <table:table-cell table:style-name="ce101" table:number-columns-repeated="2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41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office:value-type="string" calcext:value-type="string">
            <text:p>type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8">
          <table:table-cell office:value-type="string" calcext:value-type="string">
            <text:p>eff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to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table:style-name="ce101" table:number-columns-repeated="28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6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2" table:number-rows-spanned="1">
            <text:p>hollow</text:p>
          </table:table-cell>
          <table:covered-table-cell table:style-name="ce141"/>
          <table:table-cell table:number-columns-repeated="25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ffet</text:p>
          </table:table-cell>
          <table:table-cell table:style-name="ce109"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5" table:number-rows-spanned="1">
            <text:p>arrancar</text:p>
          </table:table-cell>
          <table:covered-table-cell table:number-columns-repeated="3" table:style-name="ce117"/>
          <table:covered-table-cell table:style-name="ce141"/>
          <table:table-cell table:number-columns-repeated="22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08" office:value-type="string" calcext:value-type="string">
            <text:p>hierro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08" office:value-type="float" office:value="61" calcext:value-type="float">
            <text:p>61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2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pouv</text:p>
          </table:table-cell>
          <table:table-cell office:value-type="string" calcext:value-type="string">
            <text:p>bonus def</text:p>
          </table:table-cell>
          <table:table-cell table:style-name="ce109" office:value-type="string" calcext:value-type="string">
            <text:p>bonus tech spi energie</text:p>
          </table:table-cell>
          <table:table-cell table:style-name="ce109"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2"/>
        </table:table-row>
        <table:table-row table:style-name="ro8">
          <table:table-cell office:value-type="string" calcext:value-type="string">
            <text:p>effet</text:p>
          </table:table-cell>
          <table:table-cell table:style-name="ce109" office:value-type="string" calcext:value-type="string">
            <text:p>50 (25 si don/drain rei)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109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2"/>
        </table:table-row>
        <table:table-row table:style-name="ro3">
          <table:table-cell table:style-name="Default" table:number-columns-repeated="3"/>
          <table:table-cell table:number-columns-repeated="25"/>
        </table:table-row>
        <table:table-row table:style-name="ro1">
          <table:table-cell table:style-name="ce83" office:value-type="string" calcext:value-type="string">
            <text:p>specialites</text:p>
          </table:table-cell>
          <table:table-cell table:style-name="ce141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41"/>
          <table:table-cell table:number-columns-repeated="24"/>
        </table:table-row>
        <table:table-row table:style-name="ro1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type</text:p>
          </table:table-cell>
          <table:table-cell table:style-name="ce109"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6">
          <table:table-cell office:value-type="string" calcext:value-type="string">
            <text:p>effet</text:p>
          </table:table-cell>
          <table:table-cell table:style-name="ce109"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our</text:p>
          </table:table-cell>
          <table:table-cell table:style-name="ce10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table table:name="Combat" table:style-name="ta1">
        <office:forms form:automatic-focus="false" form:apply-design-mode="false"/>
        <table:table-column table:style-name="co31" table:default-cell-style-name="ce2"/>
        <table:table-column table:style-name="co5" table:default-cell-style-name="ce20"/>
        <table:table-column table:style-name="co11" table:default-cell-style-name="ce139"/>
        <table:table-column table:style-name="co18" table:default-cell-style-name="Default"/>
        <table:table-column table:style-name="co5" table:default-cell-style-name="ce139"/>
        <table:table-column table:style-name="co32" table:default-cell-style-name="Default"/>
        <table:table-column table:style-name="co4" table:default-cell-style-name="Default"/>
        <table:table-column table:style-name="co33" table:default-cell-style-name="ce139"/>
        <table:table-column table:style-name="co34" table:default-cell-style-name="Default"/>
        <table:table-column table:style-name="co5" table:default-cell-style-name="Default"/>
        <table:table-row table:style-name="ro10">
          <table:table-cell table:style-name="ce96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0" calcext:value-type="float">
            <text:p>0</text:p>
          </table:table-cell>
          <table:table-cell table:style-name="ce139" table:number-columns-repeated="2"/>
          <table:table-cell table:style-name="ce96" office:value-type="string" calcext:value-type="string">
            <text:p>Nombre tech offensives lancees</text:p>
          </table:table-cell>
          <table:table-cell table:style-name="ce90" office:value-type="float" office:value="1" calcext:value-type="float">
            <text:p>1</text:p>
          </table:table-cell>
          <table:table-cell table:style-name="ce139"/>
        </table:table-row>
        <table:table-row table:style-name="ro11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39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39"/>
        </table:table-row>
        <table:table-row table:style-name="ro1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39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39"/>
        </table:table-row>
        <table:table-row table:style-name="ro1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 table:style-name="ce139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39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139" table:number-columns-repeated="2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39"/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/>
          <table:table-cell table:style-name="ce139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39"/>
        </table:table-row>
        <table:table-row table:style-name="ro2">
          <table:table-cell table:style-name="ce136"/>
          <table:table-cell table:style-name="ce139"/>
          <table:table-cell table:number-columns-repeated="2"/>
          <table:table-cell table:style-name="Default"/>
          <table:table-cell/>
          <table:table-cell table:style-name="ce139"/>
          <table:table-cell/>
          <table:table-cell table:style-name="ce139" table:number-columns-repeated="2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36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ce139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14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ce139" table:number-columns-repeated="2"/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tour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style-name="ce95" office:value-type="string" calcext:value-type="string">
            <text:p>Techniques multicibles</text:p>
          </table:table-cell>
          <table:table-cell table:style-name="ce139"/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4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39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ce139"/>
          <table:table-cell table:style-name="ce24" office:value-type="string" calcext:value-type="string">
            <text:p>Id</text:p>
          </table:table-cell>
          <table:table-cell table:style-name="ce139"/>
          <table:table-cell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Aptitud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" office:value-type="string" calcext:value-type="string" table:number-columns-spanned="2" table:number-rows-spanned="1">
            <text:p>Specialites</text:p>
          </table:table-cell>
          <table:covered-table-cell table:style-name="ce2"/>
          <table:table-cell table:number-columns-repeated="3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39"/>
          <table:table-cell/>
          <table:table-cell table:style-name="ce24"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139"/>
          <table:table-cell/>
          <table:table-cell table:style-name="ce139" table:number-columns-repeated="2"/>
          <table:table-cell table:number-columns-repeated="3"/>
        </table:table-row>
        <table:table-row table:style-name="ro3">
          <table:table-cell table:style-name="ce139" table:number-columns-repeated="2"/>
          <table:table-cell/>
          <table:table-cell table:style-name="ce139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 table:number-rows-repeated="2"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table:style-name="ce150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8:21:34.2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0T19:16:06.496000000</dc:date>
    <meta:editing-duration>P1DT13H16M11S</meta:editing-duration>
    <meta:editing-cycles>151</meta:editing-cycles>
    <meta:document-statistic meta:table-count="4" meta:cell-count="1063" meta:object-count="0"/>
  </office:meta>
</office:document-meta>
</file>